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55B49F5BD4CC4D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Andika" svg:font-family="Andika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504cm"/>
    </style:style>
    <style:style style:name="Procedemento.B" style:family="table-column">
      <style:table-column-properties style:column-width="9.98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b95e" officeooo:paragraph-rsid="01f3b95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1fd33eb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ed101" officeooo:paragraph-rsid="01fed101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ed101" officeooo:paragraph-rsid="01fff120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0152af" officeooo:paragraph-rsid="020152af" style:font-size-asian="12pt" style:font-weight-asian="normal" style:font-name-complex="Calibri2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rsid="01fed101" officeooo:paragraph-rsid="01fed101"/>
    </style:style>
    <style:style style:name="P20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rsid="0205d271" officeooo:paragraph-rsid="0205d271"/>
    </style:style>
    <style:style style:name="P21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22" style:family="paragraph" style:parent-style-name="Table_20_Contents" style:list-style-name="L1">
      <style:paragraph-properties fo:line-height="100%" fo:text-align="start" style:justify-single-word="false"/>
      <style:text-properties officeooo:paragraph-rsid="020a353e"/>
    </style:style>
    <style:style style:name="P2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3ecb" officeooo:paragraph-rsid="02013ec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officeooo:paragraph-rsid="020a353e"/>
    </style:style>
    <style:style style:name="P28" style:family="paragraph" style:parent-style-name="Table_20_Contents" style:list-style-name="L1">
      <style:paragraph-properties fo:margin-top="0.166cm" fo:margin-bottom="0.353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5b8a" officeooo:paragraph-rsid="020a353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1fed101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20499ca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205d271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207bc79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style:font-name="Andika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3c0135" style:font-weight-asian="normal" style:font-weight-complex="normal"/>
    </style:style>
    <style:style style:name="T1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officeooo:rsid="01fef30a"/>
    </style:style>
    <style:style style:name="T12" style:family="text">
      <style:text-properties style:font-name="Liberation Sans" fo:font-size="12pt" fo:language="gl" fo:country="ES" style:font-size-asian="10.5pt" style:font-size-complex="12pt"/>
    </style:style>
    <style:style style:name="T13" style:family="text">
      <style:text-properties style:font-name="Liberation Sans" fo:font-size="12pt" fo:language="gl" fo:country="ES" officeooo:rsid="01bc2cda" style:font-size-asian="10.5pt" style:font-size-complex="12pt"/>
    </style:style>
    <style:style style:name="T14" style:family="text">
      <style:text-properties style:font-name="Liberation Sans" fo:font-size="12pt" fo:language="gl" fo:country="ES" officeooo:rsid="01e7b49c" style:font-size-asian="10.5pt" style:font-size-complex="12pt"/>
    </style:style>
    <style:style style:name="T15" style:family="text">
      <style:text-properties style:font-name="Liberation Sans" fo:font-size="12pt" fo:language="gl" fo:country="ES" officeooo:rsid="01d737da" style:font-size-asian="10.5pt" style:font-size-complex="12pt"/>
    </style:style>
    <style:style style:name="T16" style:family="text">
      <style:text-properties style:font-name="Liberation Sans" fo:font-size="12pt" fo:language="gl" fo:country="ES" officeooo:rsid="01e3757e" style:font-size-asian="10.5pt" style:font-size-complex="12pt"/>
    </style:style>
    <style:style style:name="T17" style:family="text">
      <style:text-properties officeooo:rsid="01e19bf2"/>
    </style:style>
    <style:style style:name="T18" style:family="text">
      <style:text-properties officeooo:rsid="01ef2dda"/>
    </style:style>
    <style:style style:name="T19" style:family="text">
      <style:text-properties officeooo:rsid="01fed101"/>
    </style:style>
    <style:style style:name="T20" style:family="text">
      <style:text-properties officeooo:rsid="01fff120"/>
    </style:style>
    <style:style style:name="T21" style:family="text">
      <style:text-properties officeooo:rsid="02013ecb"/>
    </style:style>
    <style:style style:name="T22" style:family="text">
      <style:text-properties officeooo:rsid="020152af"/>
    </style:style>
    <style:style style:name="T23" style:family="text">
      <style:text-properties style:font-name="Andika"/>
    </style:style>
    <style:style style:name="T24" style:family="text">
      <style:text-properties officeooo:rsid="0202c920"/>
    </style:style>
    <style:style style:name="T25" style:family="text">
      <style:text-properties officeooo:rsid="020499ca"/>
    </style:style>
    <style:style style:name="T26" style:family="text">
      <style:text-properties officeooo:rsid="0205d271"/>
    </style:style>
    <style:style style:name="T27" style:family="text">
      <style:text-properties fo:color="#000080" fo:language="zxx" fo:country="none" style:text-underline-style="solid" style:text-underline-width="auto" style:text-underline-color="font-color" officeooo:rsid="01bc2cda" style:font-size-asian="10.5pt" style:language-asian="zxx" style:country-asian="none" style:language-complex="zxx" style:country-complex="none"/>
    </style:style>
    <style:style style:name="T28" style:family="text">
      <style:text-properties officeooo:rsid="020dc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17">13 – DELL OptiPlex 745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2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8"><text:s/>Responsable</text:span> <text:span text:style-name="T9">D</text:span><text:span text:style-name="T8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18">BIOS (F2).</text:span></text:p>
            <text:p text:style-name="P14">Configuración <text:span text:style-name="T21">pontes (jumpers)</text:span></text:p>
          </table:table-cell>
        </table:table-row>
        <table:table-row table:style-name="Procedemento.2">
          <table:table-cell table:style-name="Procedemento.A2" office:value-type="string">
            <text:list xml:id="list2606125697" text:style-name="L1">
              <text:list-item>
                <text:p text:style-name="P28"><text:a xlink:type="simple" xlink:href="https://www.dell.com/downloads/emea/products/optix/optix_745_es.pdf" text:style-name="Internet_20_link" text:visited-style-name="Visited_20_Internet_20_Link"><text:span text:style-name="T27">PC Dell PowerEdge 745</text:span></text:a></text:p>
              </text:list-item>
              <text:list-item>
                <text:p text:style-name="P22"><text:span text:style-name="T14">[1] </text:span><text:a xlink:type="simple" xlink:href="https://downloads.dell.com/manuals/all-products/esuprt_desktop/esuprt_optiplex_desktop/optiplex-745_user%27s%20guide_es-mx.pdf" text:style-name="Internet_20_link" text:visited-style-name="Visited_20_Internet_20_Link"><text:span text:style-name="T13">Sistemas Dell OptiPlex 745 Guía del usuario</text:span></text:a></text:p>
              </text:list-item>
              <text:list-item>
                <text:p text:style-name="P27"><text:span text:style-name="T14">[2] </text:span><text:a xlink:type="simple" xlink:href="https://downloads.dell.com/manuals/all-products/esuprt_desktop/esuprt_optiplex_desktop/optiplex-745_reference%20guide_es-mx.pdf" text:style-name="Internet_20_link" text:visited-style-name="Visited_20_Internet_20_Link"><text:span text:style-name="T15">OptiPlex 745 Guía de referencia </text:span></text:a><text:a xlink:type="simple" xlink:href="https://downloads.dell.com/manuals/all-products/esuprt_desktop/esuprt_optiplex_desktop/optiplex-745_reference%20guide_es-mx.pdf" text:style-name="Internet_20_link" text:visited-style-name="Visited_20_Internet_20_Link"><text:span text:style-name="T16">rápida</text:span></text:a></text:p>
              </text:list-item>
            </text:list>
          </table:table-cell>
          <table:table-cell table:style-name="Procedemento.A2" office:value-type="string">
            <text:list xml:id="list465083480" text:style-name="L2">
              <text:list-item>
                <text:p text:style-name="P23">Conectar: equipo, pantalla, teclado, rato.</text:p>
              </text:list-item>
              <text:list-item>
                <text:p text:style-name="P24">Encender e acceder á BIOS (F2).</text:p>
              </text:list-item>
              <text:list-item>
                <text:p text:style-name="P25">BIOS: <text:span text:style-name="T19">Configuración jumpers</text:span></text:p>
              </text:list-item>
              <text:list-item>
                <text:p text:style-name="P26">Eliminación de contrasinais esquecidos</text:p>
              </text:list-item>
              <text:list-item>
                <text:p text:style-name="P26">Borrado da configuración da memoria CMOS</text:p>
              </text:list-item>
            </text:list>
          </table:table-cell>
        </table:table-row>
      </table:table>
      <text:p text:style-name="P8"/>
      <text:p text:style-name="P8">Procedemento:<text:span text:style-name="T10"> </text:span></text:p>
      <text:list xml:id="list3260953186" text:style-name="L3">
        <text:list-item>
          <text:p text:style-name="P15">Conectar: equipo, pantalla, teclado, rato. </text:p>
        </text:list-item>
        <text:list-item>
          <text:p text:style-name="P15">Encender e acceder á BIOS (F2)</text:p>
        </text:list-item>
        <text:list-item>
          <text:p text:style-name="P15">Configuración da BIOS (páxina <text:span text:style-name="T28">8</text:span> de [1]).</text:p>
        </text:list-item>
        <text:list-item>
          <text:p text:style-name="P17"><text:span text:style-name="T22">Ver o apartado <text:s/>‘Configuración de puentes’ (páxinas 14,15 de [1]).</text:span></text:p>
        </text:list-item>
        <text:list-item>
          <text:p text:style-name="P18">Realizar o apartado ‘Eliminación de contraseñas olvidadas’ (páxinas 1<text:span text:style-name="T28">5</text:span>,1<text:span text:style-name="T28">6</text:span> de [1]).</text:p>
        </text:list-item>
        <text:list-item>
          <text:p text:style-name="P18">Realizar o apartado ‘Borrado de la configuración de la memoria CMOS’ (páxina 1<text:span text:style-name="T28">6</text:span> de [1]).</text:p>
        </text:list-item>
        <text:list-item>
          <text:p text:style-name="P18"><text:span text:style-name="T20">Contrasinais e modificacións da BIOS:</text:span></text:p>
          <text:list>
            <text:list-item>
              <text:p text:style-name="P16"><text:span text:style-name="T22">Pór para </text:span><text:span text:style-name="T23">Admin Password</text:span> <text:span text:style-name="T22">o contrasinal </text:span><text:span text:style-name="T23">abc123. </text:span>(Ollo! O contrasinal acaba co caracter punto ‘.’)</text:p>
            </text:list-item>
            <text:list-item>
              <text:p text:style-name="P16"><text:span text:style-name="T26">Garda os cambios, r</text:span>einicia, accede á BIOS (F2). Que acontece? <text:span text:style-name="T24">Podes acceder á BIOS sen pór contrasinal? Podes modificar a data/hora sen pór contrasinal?</text:span></text:p>
            </text:list-item>
            <text:list-item>
              <text:p text:style-name="P16">Elimina o contrasinal de <text:span text:style-name="T23">Admin Password</text:span>.</text:p>
            </text:list-item>
            <text:list-item>
              <text:p text:style-name="P16"><text:span text:style-name="T25">Pór para </text:span><text:span text:style-name="T23">System Password</text:span> <text:span text:style-name="T25">o contrasinal </text:span><text:span text:style-name="T23">system123</text:span> </text:p>
            </text:list-item>
            <text:list-item>
              <text:p text:style-name="P19"><text:span text:style-name="T5">Garda os cambios, r</text:span><text:span text:style-name="T2">einicia, accede á BIOS (F2). Que acontece? </text:span><text:span text:style-name="T4">Podes acceder á BIOS sen pór contrasinal? Podes modificar a data/hora sen pór contrasinal?</text:span></text:p>
            </text:list-item>
            <text:list-item>
              <text:p text:style-name="P20"><text:span text:style-name="T4">E</text:span><text:span text:style-name="T2">limina o contrasinal de </text:span><text:span text:style-name="T7">SystemPassword</text:span></text:p>
            </text:list-item>
            <text:list-item>
              <text:p text:style-name="P20"><text:span text:style-name="T2">Realiza de novo os apartados (a) e (d).</text:span></text:p>
            </text:list-item>
            <text:list-item>
              <text:p text:style-name="P20"><text:span text:style-name="T2">Garda os cambios, reinicia, accede á BIOS </text:span><text:span text:style-name="T3">(F2). Que acontece? </text:span><text:span text:style-name="T4">Podes acceder á BIOS sen pór contrasinal? Podes modificar a data/hora sen pór contrasinal?</text:span></text:p>
            </text:list-item>
            <text:list-item>
              <text:p text:style-name="P20"><text:span text:style-name="T4">R</text:span><text:span text:style-name="T2">einicia, accede como Admin Password, modifica a data/hora, garda os cambios, reinicia, visualiza de novo a data/hora. Os cambios realizados permanecen?</text:span></text:p>
            </text:list-item>
            <text:list-item>
              <text:p text:style-name="P20"><text:span text:style-name="T2">Sae da BIOS sen gardar os cambios. Apaga o equipo. Realiza de novo o punto (5). Realiza de novo o punto 7i, que acontece? </text:span><text:span text:style-name="T6">Que pasou cos contrasinais? </text:span><text:span text:style-name="T2">Que pasou coa data/hora?</text:span></text:p>
            </text:list-item>
            <text:list-item>
              <text:p text:style-name="P20"><text:span text:style-name="T2">Sae da BIOS sen gardar os cambios. Apaga o equipo. Realiza de novo o punto (6). Realiza de novo o punto 7i, que acontece? </text:span><text:span text:style-name="T6">Que pasou cos contrasinais? </text:span><text:span text:style-name="T2">Que pasou coa data/hora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Andika" svg:font-family="Andika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55B49F5BD4CC4D28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55B49F5BD4CC4D28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1</meta:editing-cycles>
    <meta:creation-date>2019-11-09T13:25:03.151138236</meta:creation-date>
    <meta:editing-duration>PT17H53M44S</meta:editing-duration>
    <meta:generator>LibreOffice/6.1.5.2$Linux_X86_64 LibreOffice_project/10$Build-2</meta:generator>
    <dc:subject>Práctica 13 - DELL OptiPlex 745</dc:subject>
    <dc:title>Taller - MME</dc:title>
    <dc:date>2020-01-11T21:57:05.818782930</dc:date>
    <meta:document-statistic meta:table-count="2" meta:image-count="2" meta:object-count="0" meta:page-count="1" meta:paragraph-count="39" meta:word-count="361" meta:character-count="2216" meta:non-whitespace-character-count="19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